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04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${name}! You are ${age} years old and live in ${location}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6:16:33.671000000</meta:creation-date>
    <dc:date>2024-06-05T16:16:52.091000000</dc:date>
    <meta:editing-duration>PT19S</meta:editing-duration>
    <meta:editing-cycles>1</meta:editing-cycles>
    <meta:document-statistic meta:table-count="0" meta:image-count="0" meta:object-count="0" meta:page-count="1" meta:paragraph-count="1" meta:word-count="11" meta:character-count="66" meta:non-whitespace-character-count="55"/>
    <meta:generator>LibreOffice/7.6.7.2$Windows_X86_64 LibreOffice_project/dd47e4b30cb7dab30588d6c79c651f218165e3c5</meta:generator>
  </office:meta>
</office:document-meta>
</file>